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53.13pt" svg:height="592.36pt" svg:x="195.65pt" svg:y="23.16pt">
            <draw:object draw:notify-on-update-of-ranges="Sheet1.A1:Sheet1.A1 Sheet1.A2:Sheet1.A412 Sheet1.B1:Sheet1.B1 Sheet1.B2:Sheet1.B412 Sheet1.C1:Sheet1.C1 Sheet1.C2:Sheet1.C412 Sheet1.D1:Sheet1.D1 Sheet1.D2:Sheet1.D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86" calcext:value-type="float">
            <text:p>5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.743" calcext:value-type="float">
            <text:p>646.743</text:p>
          </table:table-cell>
          <table:table-cell office:value-type="float" office:value="566.86" calcext:value-type="float">
            <text:p>5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.13" calcext:value-type="float">
            <text:p>658.13</text:p>
          </table:table-cell>
          <table:table-cell office:value-type="float" office:value="571.86" calcext:value-type="float">
            <text:p>5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.617" calcext:value-type="float">
            <text:p>669.617</text:p>
          </table:table-cell>
          <table:table-cell office:value-type="float" office:value="576.86" calcext:value-type="float">
            <text:p>5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.204" calcext:value-type="float">
            <text:p>681.204</text:p>
          </table:table-cell>
          <table:table-cell office:value-type="float" office:value="581.86" calcext:value-type="float">
            <text:p>5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.891" calcext:value-type="float">
            <text:p>692.891</text:p>
          </table:table-cell>
          <table:table-cell office:value-type="float" office:value="586.86" calcext:value-type="float">
            <text:p>5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.679" calcext:value-type="float">
            <text:p>704.679</text:p>
          </table:table-cell>
          <table:table-cell office:value-type="float" office:value="591.86" calcext:value-type="float">
            <text:p>5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.566" calcext:value-type="float">
            <text:p>716.566</text:p>
          </table:table-cell>
          <table:table-cell office:value-type="float" office:value="596.86" calcext:value-type="float">
            <text:p>5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.553" calcext:value-type="float">
            <text:p>728.553</text:p>
          </table:table-cell>
          <table:table-cell office:value-type="float" office:value="601.86" calcext:value-type="float">
            <text:p>6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.64" calcext:value-type="float">
            <text:p>740.64</text:p>
          </table:table-cell>
          <table:table-cell office:value-type="float" office:value="606.86" calcext:value-type="float">
            <text:p>6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.827" calcext:value-type="float">
            <text:p>752.827</text:p>
          </table:table-cell>
          <table:table-cell office:value-type="float" office:value="611.86" calcext:value-type="float">
            <text:p>6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.115" calcext:value-type="float">
            <text:p>765.115</text:p>
          </table:table-cell>
          <table:table-cell office:value-type="float" office:value="616.86" calcext:value-type="float">
            <text:p>6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.502" calcext:value-type="float">
            <text:p>777.502</text:p>
          </table:table-cell>
          <table:table-cell office:value-type="float" office:value="621.86" calcext:value-type="float">
            <text:p>6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.989" calcext:value-type="float">
            <text:p>789.989</text:p>
          </table:table-cell>
          <table:table-cell office:value-type="float" office:value="626.86" calcext:value-type="float">
            <text:p>6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.576" calcext:value-type="float">
            <text:p>802.576</text:p>
          </table:table-cell>
          <table:table-cell office:value-type="float" office:value="631.86" calcext:value-type="float">
            <text:p>6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3" calcext:value-type="float">
            <text:p>815.263</text:p>
          </table:table-cell>
          <table:table-cell office:value-type="float" office:value="636.86" calcext:value-type="float">
            <text:p>6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.051" calcext:value-type="float">
            <text:p>828.051</text:p>
          </table:table-cell>
          <table:table-cell office:value-type="float" office:value="641.86" calcext:value-type="float">
            <text:p>6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.938" calcext:value-type="float">
            <text:p>840.938</text:p>
          </table:table-cell>
          <table:table-cell office:value-type="float" office:value="646.86" calcext:value-type="float">
            <text:p>6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.925" calcext:value-type="float">
            <text:p>853.925</text:p>
          </table:table-cell>
          <table:table-cell office:value-type="float" office:value="651.86" calcext:value-type="float">
            <text:p>6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.012" calcext:value-type="float">
            <text:p>867.012</text:p>
          </table:table-cell>
          <table:table-cell office:value-type="float" office:value="656.86" calcext:value-type="float">
            <text:p>6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.199" calcext:value-type="float">
            <text:p>880.199</text:p>
          </table:table-cell>
          <table:table-cell office:value-type="float" office:value="661.86" calcext:value-type="float">
            <text:p>6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.487" calcext:value-type="float">
            <text:p>893.487</text:p>
          </table:table-cell>
          <table:table-cell office:value-type="float" office:value="666.86" calcext:value-type="float">
            <text:p>6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.874" calcext:value-type="float">
            <text:p>906.874</text:p>
          </table:table-cell>
          <table:table-cell office:value-type="float" office:value="671.86" calcext:value-type="float">
            <text:p>6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.361" calcext:value-type="float">
            <text:p>920.361</text:p>
          </table:table-cell>
          <table:table-cell office:value-type="float" office:value="676.86" calcext:value-type="float">
            <text:p>6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.948" calcext:value-type="float">
            <text:p>933.948</text:p>
          </table:table-cell>
          <table:table-cell office:value-type="float" office:value="681.86" calcext:value-type="float">
            <text:p>6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635" calcext:value-type="float">
            <text:p>947.635</text:p>
          </table:table-cell>
          <table:table-cell office:value-type="float" office:value="686.86" calcext:value-type="float">
            <text:p>6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.423" calcext:value-type="float">
            <text:p>961.423</text:p>
          </table:table-cell>
          <table:table-cell office:value-type="float" office:value="691.86" calcext:value-type="float">
            <text:p>6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.31" calcext:value-type="float">
            <text:p>975.31</text:p>
          </table:table-cell>
          <table:table-cell office:value-type="float" office:value="696.86" calcext:value-type="float">
            <text:p>6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.297" calcext:value-type="float">
            <text:p>989.297</text:p>
          </table:table-cell>
          <table:table-cell office:value-type="float" office:value="701.86" calcext:value-type="float">
            <text:p>7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.384" calcext:value-type="float">
            <text:p>1003.384</text:p>
          </table:table-cell>
          <table:table-cell office:value-type="float" office:value="706.86" calcext:value-type="float">
            <text:p>7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.571" calcext:value-type="float">
            <text:p>1017.571</text:p>
          </table:table-cell>
          <table:table-cell office:value-type="float" office:value="711.86" calcext:value-type="float">
            <text:p>7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.859" calcext:value-type="float">
            <text:p>1031.859</text:p>
          </table:table-cell>
          <table:table-cell office:value-type="float" office:value="716.86" calcext:value-type="float">
            <text:p>7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.246" calcext:value-type="float">
            <text:p>1046.246</text:p>
          </table:table-cell>
          <table:table-cell office:value-type="float" office:value="721.86" calcext:value-type="float">
            <text:p>7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.733" calcext:value-type="float">
            <text:p>1060.733</text:p>
          </table:table-cell>
          <table:table-cell office:value-type="float" office:value="726.86" calcext:value-type="float">
            <text:p>7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.319" calcext:value-type="float">
            <text:p>1075.319</text:p>
          </table:table-cell>
          <table:table-cell office:value-type="float" office:value="731.78" calcext:value-type="float">
            <text:p>73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0.003" calcext:value-type="float">
            <text:p>1090.003</text:p>
          </table:table-cell>
          <table:table-cell office:value-type="float" office:value="736.54" calcext:value-type="float">
            <text:p>73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04.779" calcext:value-type="float">
            <text:p>1104.779</text:p>
          </table:table-cell>
          <table:table-cell office:value-type="float" office:value="741.14" calcext:value-type="float">
            <text:p>74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19.647" calcext:value-type="float">
            <text:p>1119.647</text:p>
          </table:table-cell>
          <table:table-cell office:value-type="float" office:value="745.58" calcext:value-type="float">
            <text:p>74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4.601" calcext:value-type="float">
            <text:p>1134.601</text:p>
          </table:table-cell>
          <table:table-cell office:value-type="float" office:value="749.86" calcext:value-type="float">
            <text:p>74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49.639" calcext:value-type="float">
            <text:p>1149.639</text:p>
          </table:table-cell>
          <table:table-cell office:value-type="float" office:value="753.98" calcext:value-type="float">
            <text:p>75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64.759" calcext:value-type="float">
            <text:p>1164.759</text:p>
          </table:table-cell>
          <table:table-cell office:value-type="float" office:value="757.94" calcext:value-type="float">
            <text:p>75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79.955" calcext:value-type="float">
            <text:p>1179.955</text:p>
          </table:table-cell>
          <table:table-cell office:value-type="float" office:value="761.74" calcext:value-type="float">
            <text:p>76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95.227" calcext:value-type="float">
            <text:p>1195.227</text:p>
          </table:table-cell>
          <table:table-cell office:value-type="float" office:value="765.38" calcext:value-type="float">
            <text:p>76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10.569" calcext:value-type="float">
            <text:p>1210.569</text:p>
          </table:table-cell>
          <table:table-cell office:value-type="float" office:value="768.86" calcext:value-type="float">
            <text:p>76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25.979" calcext:value-type="float">
            <text:p>1225.979</text:p>
          </table:table-cell>
          <table:table-cell office:value-type="float" office:value="772.18" calcext:value-type="float">
            <text:p>77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41.455" calcext:value-type="float">
            <text:p>1241.455</text:p>
          </table:table-cell>
          <table:table-cell office:value-type="float" office:value="775.34" calcext:value-type="float">
            <text:p>77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56.991" calcext:value-type="float">
            <text:p>1256.991</text:p>
          </table:table-cell>
          <table:table-cell office:value-type="float" office:value="778.34" calcext:value-type="float">
            <text:p>77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72.587" calcext:value-type="float">
            <text:p>1272.587</text:p>
          </table:table-cell>
          <table:table-cell office:value-type="float" office:value="781.18" calcext:value-type="float">
            <text:p>78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88.237" calcext:value-type="float">
            <text:p>1288.237</text:p>
          </table:table-cell>
          <table:table-cell office:value-type="float" office:value="783.86" calcext:value-type="float">
            <text:p>78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03.939" calcext:value-type="float">
            <text:p>1303.939</text:p>
          </table:table-cell>
          <table:table-cell office:value-type="float" office:value="786.38" calcext:value-type="float">
            <text:p>78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19.691" calcext:value-type="float">
            <text:p>1319.691</text:p>
          </table:table-cell>
          <table:table-cell office:value-type="float" office:value="788.74" calcext:value-type="float">
            <text:p>78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35.487" calcext:value-type="float">
            <text:p>1335.487</text:p>
          </table:table-cell>
          <table:table-cell office:value-type="float" office:value="790.94" calcext:value-type="float">
            <text:p>79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51.327" calcext:value-type="float">
            <text:p>1351.327</text:p>
          </table:table-cell>
          <table:table-cell office:value-type="float" office:value="792.98" calcext:value-type="float">
            <text:p>79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67.205" calcext:value-type="float">
            <text:p>1367.205</text:p>
          </table:table-cell>
          <table:table-cell office:value-type="float" office:value="794.86" calcext:value-type="float">
            <text:p>79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83.119" calcext:value-type="float">
            <text:p>1383.119</text:p>
          </table:table-cell>
          <table:table-cell office:value-type="float" office:value="796.58" calcext:value-type="float">
            <text:p>79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99.067" calcext:value-type="float">
            <text:p>1399.067</text:p>
          </table:table-cell>
          <table:table-cell office:value-type="float" office:value="798.14" calcext:value-type="float">
            <text:p>79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15.043" calcext:value-type="float">
            <text:p>1415.043</text:p>
          </table:table-cell>
          <table:table-cell office:value-type="float" office:value="799.54" calcext:value-type="float">
            <text:p>79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31.047" calcext:value-type="float">
            <text:p>1431.047</text:p>
          </table:table-cell>
          <table:table-cell office:value-type="float" office:value="800.78" calcext:value-type="float">
            <text:p>80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47.073" calcext:value-type="float">
            <text:p>1447.073</text:p>
          </table:table-cell>
          <table:table-cell office:value-type="float" office:value="801.86" calcext:value-type="float">
            <text:p>80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63.119" calcext:value-type="float">
            <text:p>1463.119</text:p>
          </table:table-cell>
          <table:table-cell office:value-type="float" office:value="802.78" calcext:value-type="float">
            <text:p>80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79.183" calcext:value-type="float">
            <text:p>1479.183</text:p>
          </table:table-cell>
          <table:table-cell office:value-type="float" office:value="803.54" calcext:value-type="float">
            <text:p>80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95.259" calcext:value-type="float">
            <text:p>1495.259</text:p>
          </table:table-cell>
          <table:table-cell office:value-type="float" office:value="804.14" calcext:value-type="float">
            <text:p>80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11.347" calcext:value-type="float">
            <text:p>1511.347</text:p>
          </table:table-cell>
          <table:table-cell office:value-type="float" office:value="804.58" calcext:value-type="float">
            <text:p>80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27.441" calcext:value-type="float">
            <text:p>1527.441</text:p>
          </table:table-cell>
          <table:table-cell office:value-type="float" office:value="804.86" calcext:value-type="float">
            <text:p>80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43.539" calcext:value-type="float">
            <text:p>1543.539</text:p>
          </table:table-cell>
          <table:table-cell office:value-type="float" office:value="804.98" calcext:value-type="float">
            <text:p>80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59.639" calcext:value-type="float">
            <text:p>1559.639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75.739" calcext:value-type="float">
            <text:p>1575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.839" calcext:value-type="float">
            <text:p>1591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.939" calcext:value-type="float">
            <text:p>1607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.039" calcext:value-type="float">
            <text:p>1624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.139" calcext:value-type="float">
            <text:p>1640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.239" calcext:value-type="float">
            <text:p>1656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.339" calcext:value-type="float">
            <text:p>1672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.439" calcext:value-type="float">
            <text:p>1688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.539" calcext:value-type="float">
            <text:p>1704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.639" calcext:value-type="float">
            <text:p>1720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.739" calcext:value-type="float">
            <text:p>1736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.839" calcext:value-type="float">
            <text:p>1752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.939" calcext:value-type="float">
            <text:p>1768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.039" calcext:value-type="float">
            <text:p>1785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.139" calcext:value-type="float">
            <text:p>1801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.239" calcext:value-type="float">
            <text:p>1817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.339" calcext:value-type="float">
            <text:p>1833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.439" calcext:value-type="float">
            <text:p>1849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.539" calcext:value-type="float">
            <text:p>1865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.639" calcext:value-type="float">
            <text:p>1881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.739" calcext:value-type="float">
            <text:p>1897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.839" calcext:value-type="float">
            <text:p>1913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.939" calcext:value-type="float">
            <text:p>1929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.039" calcext:value-type="float">
            <text:p>1946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.139" calcext:value-type="float">
            <text:p>1962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.238" calcext:value-type="float">
            <text:p>1978.238</text:p>
          </table:table-cell>
          <table:table-cell office:value-type="float" office:value="804.92" calcext:value-type="float">
            <text:p>804.92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994.334" calcext:value-type="float">
            <text:p>1994.334</text:p>
          </table:table-cell>
          <table:table-cell office:value-type="float" office:value="804.68" calcext:value-type="float">
            <text:p>804.68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10.424" calcext:value-type="float">
            <text:p>2010.424</text:p>
          </table:table-cell>
          <table:table-cell office:value-type="float" office:value="804.28" calcext:value-type="float">
            <text:p>804.28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26.504" calcext:value-type="float">
            <text:p>2026.504</text:p>
          </table:table-cell>
          <table:table-cell office:value-type="float" office:value="803.72" calcext:value-type="float">
            <text:p>803.72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42.571" calcext:value-type="float">
            <text:p>2042.571</text:p>
          </table:table-cell>
          <table:table-cell office:value-type="float" office:value="803" calcext:value-type="float">
            <text:p>803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58.622" calcext:value-type="float">
            <text:p>2058.622</text:p>
          </table:table-cell>
          <table:table-cell office:value-type="float" office:value="802.12" calcext:value-type="float">
            <text:p>802.12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74.654" calcext:value-type="float">
            <text:p>2074.654</text:p>
          </table:table-cell>
          <table:table-cell office:value-type="float" office:value="801.08" calcext:value-type="float">
            <text:p>801.08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90.664" calcext:value-type="float">
            <text:p>2090.664</text:p>
          </table:table-cell>
          <table:table-cell office:value-type="float" office:value="799.88" calcext:value-type="float">
            <text:p>799.88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06.648" calcext:value-type="float">
            <text:p>2106.648</text:p>
          </table:table-cell>
          <table:table-cell office:value-type="float" office:value="798.52" calcext:value-type="float">
            <text:p>798.52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22.603" calcext:value-type="float">
            <text:p>2122.603</text:p>
          </table:table-cell>
          <table:table-cell office:value-type="float" office:value="797" calcext:value-type="float">
            <text:p>797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38.526" calcext:value-type="float">
            <text:p>2138.526</text:p>
          </table:table-cell>
          <table:table-cell office:value-type="float" office:value="795.32" calcext:value-type="float">
            <text:p>795.32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54.414" calcext:value-type="float">
            <text:p>2154.414</text:p>
          </table:table-cell>
          <table:table-cell office:value-type="float" office:value="793.48" calcext:value-type="float">
            <text:p>793.48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70.264" calcext:value-type="float">
            <text:p>2170.264</text:p>
          </table:table-cell>
          <table:table-cell office:value-type="float" office:value="791.48" calcext:value-type="float">
            <text:p>791.48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86.072" calcext:value-type="float">
            <text:p>2186.07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01.835" calcext:value-type="float">
            <text:p>2201.835</text:p>
          </table:table-cell>
          <table:table-cell office:value-type="float" office:value="787" calcext:value-type="float">
            <text:p>787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17.55" calcext:value-type="float">
            <text:p>2217.55</text:p>
          </table:table-cell>
          <table:table-cell office:value-type="float" office:value="784.52" calcext:value-type="float">
            <text:p>784.52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33.214" calcext:value-type="float">
            <text:p>2233.214</text:p>
          </table:table-cell>
          <table:table-cell office:value-type="float" office:value="781.88" calcext:value-type="float">
            <text:p>781.88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48.824" calcext:value-type="float">
            <text:p>2248.824</text:p>
          </table:table-cell>
          <table:table-cell office:value-type="float" office:value="779.08" calcext:value-type="float">
            <text:p>779.08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64.376" calcext:value-type="float">
            <text:p>2264.376</text:p>
          </table:table-cell>
          <table:table-cell office:value-type="float" office:value="776.12" calcext:value-type="float">
            <text:p>776.12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79.867" calcext:value-type="float">
            <text:p>2279.867</text:p>
          </table:table-cell>
          <table:table-cell office:value-type="float" office:value="773" calcext:value-type="float">
            <text:p>773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95.294" calcext:value-type="float">
            <text:p>2295.294</text:p>
          </table:table-cell>
          <table:table-cell office:value-type="float" office:value="769.72" calcext:value-type="float">
            <text:p>769.72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10.654" calcext:value-type="float">
            <text:p>2310.654</text:p>
          </table:table-cell>
          <table:table-cell office:value-type="float" office:value="766.28" calcext:value-type="float">
            <text:p>766.28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25.944" calcext:value-type="float">
            <text:p>2325.944</text:p>
          </table:table-cell>
          <table:table-cell office:value-type="float" office:value="762.68" calcext:value-type="float">
            <text:p>762.68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41.16" calcext:value-type="float">
            <text:p>2341.16</text:p>
          </table:table-cell>
          <table:table-cell office:value-type="float" office:value="758.92" calcext:value-type="float">
            <text:p>758.92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56.299" calcext:value-type="float">
            <text:p>2356.299</text:p>
          </table:table-cell>
          <table:table-cell office:value-type="float" office:value="755" calcext:value-type="float">
            <text:p>755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71.358" calcext:value-type="float">
            <text:p>2371.358</text:p>
          </table:table-cell>
          <table:table-cell office:value-type="float" office:value="750.92" calcext:value-type="float">
            <text:p>750.92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86.334" calcext:value-type="float">
            <text:p>2386.334</text:p>
          </table:table-cell>
          <table:table-cell office:value-type="float" office:value="746.68" calcext:value-type="float">
            <text:p>746.68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01.224" calcext:value-type="float">
            <text:p>2401.224</text:p>
          </table:table-cell>
          <table:table-cell office:value-type="float" office:value="742.28" calcext:value-type="float">
            <text:p>742.28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16.024" calcext:value-type="float">
            <text:p>2416.024</text:p>
          </table:table-cell>
          <table:table-cell office:value-type="float" office:value="737.72" calcext:value-type="float">
            <text:p>737.72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30.731" calcext:value-type="float">
            <text:p>2430.731</text:p>
          </table:table-cell>
          <table:table-cell office:value-type="float" office:value="733" calcext:value-type="float">
            <text:p>733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45.342" calcext:value-type="float">
            <text:p>2445.342</text:p>
          </table:table-cell>
          <table:table-cell office:value-type="float" office:value="728.12" calcext:value-type="float">
            <text:p>728.12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59.855" calcext:value-type="float">
            <text:p>2459.855</text:p>
          </table:table-cell>
          <table:table-cell office:value-type="float" office:value="723.14" calcext:value-type="float">
            <text:p>723.14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74.268" calcext:value-type="float">
            <text:p>2474.268</text:p>
          </table:table-cell>
          <table:table-cell office:value-type="float" office:value="718.14" calcext:value-type="float">
            <text:p>7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.581" calcext:value-type="float">
            <text:p>2488.581</text:p>
          </table:table-cell>
          <table:table-cell office:value-type="float" office:value="713.14" calcext:value-type="float">
            <text:p>7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.793" calcext:value-type="float">
            <text:p>2502.793</text:p>
          </table:table-cell>
          <table:table-cell office:value-type="float" office:value="708.14" calcext:value-type="float">
            <text:p>7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.906" calcext:value-type="float">
            <text:p>2516.906</text:p>
          </table:table-cell>
          <table:table-cell office:value-type="float" office:value="703.14" calcext:value-type="float">
            <text:p>7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.919" calcext:value-type="float">
            <text:p>2530.919</text:p>
          </table:table-cell>
          <table:table-cell office:value-type="float" office:value="698.14" calcext:value-type="float">
            <text:p>6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.832" calcext:value-type="float">
            <text:p>2544.832</text:p>
          </table:table-cell>
          <table:table-cell office:value-type="float" office:value="693.14" calcext:value-type="float">
            <text:p>6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.645" calcext:value-type="float">
            <text:p>2558.645</text:p>
          </table:table-cell>
          <table:table-cell office:value-type="float" office:value="688.14" calcext:value-type="float">
            <text:p>6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.357" calcext:value-type="float">
            <text:p>2572.357</text:p>
          </table:table-cell>
          <table:table-cell office:value-type="float" office:value="683.14" calcext:value-type="float">
            <text:p>6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.97" calcext:value-type="float">
            <text:p>2585.97</text:p>
          </table:table-cell>
          <table:table-cell office:value-type="float" office:value="678.14" calcext:value-type="float">
            <text:p>6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.483" calcext:value-type="float">
            <text:p>2599.483</text:p>
          </table:table-cell>
          <table:table-cell office:value-type="float" office:value="673.14" calcext:value-type="float">
            <text:p>6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.896" calcext:value-type="float">
            <text:p>2612.896</text:p>
          </table:table-cell>
          <table:table-cell office:value-type="float" office:value="668.14" calcext:value-type="float">
            <text:p>6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.209" calcext:value-type="float">
            <text:p>2626.209</text:p>
          </table:table-cell>
          <table:table-cell office:value-type="float" office:value="663.14" calcext:value-type="float">
            <text:p>6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.421" calcext:value-type="float">
            <text:p>2639.421</text:p>
          </table:table-cell>
          <table:table-cell office:value-type="float" office:value="658.14" calcext:value-type="float">
            <text:p>6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.534" calcext:value-type="float">
            <text:p>2652.534</text:p>
          </table:table-cell>
          <table:table-cell office:value-type="float" office:value="653.14" calcext:value-type="float">
            <text:p>6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.547" calcext:value-type="float">
            <text:p>2665.547</text:p>
          </table:table-cell>
          <table:table-cell office:value-type="float" office:value="648.14" calcext:value-type="float">
            <text:p>6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.46" calcext:value-type="float">
            <text:p>2678.46</text:p>
          </table:table-cell>
          <table:table-cell office:value-type="float" office:value="643.14" calcext:value-type="float">
            <text:p>6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.273" calcext:value-type="float">
            <text:p>2691.273</text:p>
          </table:table-cell>
          <table:table-cell office:value-type="float" office:value="638.14" calcext:value-type="float">
            <text:p>6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.985" calcext:value-type="float">
            <text:p>2703.985</text:p>
          </table:table-cell>
          <table:table-cell office:value-type="float" office:value="633.14" calcext:value-type="float">
            <text:p>6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.598" calcext:value-type="float">
            <text:p>2716.598</text:p>
          </table:table-cell>
          <table:table-cell office:value-type="float" office:value="628.14" calcext:value-type="float">
            <text:p>6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.111" calcext:value-type="float">
            <text:p>2729.111</text:p>
          </table:table-cell>
          <table:table-cell office:value-type="float" office:value="623.14" calcext:value-type="float">
            <text:p>6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.524" calcext:value-type="float">
            <text:p>2741.524</text:p>
          </table:table-cell>
          <table:table-cell office:value-type="float" office:value="618.14" calcext:value-type="float">
            <text:p>6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.837" calcext:value-type="float">
            <text:p>2753.837</text:p>
          </table:table-cell>
          <table:table-cell office:value-type="float" office:value="613.14" calcext:value-type="float">
            <text:p>6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.049" calcext:value-type="float">
            <text:p>2766.049</text:p>
          </table:table-cell>
          <table:table-cell office:value-type="float" office:value="608.14" calcext:value-type="float">
            <text:p>6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.162" calcext:value-type="float">
            <text:p>2778.162</text:p>
          </table:table-cell>
          <table:table-cell office:value-type="float" office:value="603.14" calcext:value-type="float">
            <text:p>6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.175" calcext:value-type="float">
            <text:p>2790.175</text:p>
          </table:table-cell>
          <table:table-cell office:value-type="float" office:value="598.14" calcext:value-type="float">
            <text:p>5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.088" calcext:value-type="float">
            <text:p>2802.088</text:p>
          </table:table-cell>
          <table:table-cell office:value-type="float" office:value="593.14" calcext:value-type="float">
            <text:p>5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.901" calcext:value-type="float">
            <text:p>2813.901</text:p>
          </table:table-cell>
          <table:table-cell office:value-type="float" office:value="588.14" calcext:value-type="float">
            <text:p>5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.613" calcext:value-type="float">
            <text:p>2825.613</text:p>
          </table:table-cell>
          <table:table-cell office:value-type="float" office:value="583.14" calcext:value-type="float">
            <text:p>5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.226" calcext:value-type="float">
            <text:p>2837.226</text:p>
          </table:table-cell>
          <table:table-cell office:value-type="float" office:value="578.14" calcext:value-type="float">
            <text:p>5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.739" calcext:value-type="float">
            <text:p>2848.739</text:p>
          </table:table-cell>
          <table:table-cell office:value-type="float" office:value="573.14" calcext:value-type="float">
            <text:p>5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.152" calcext:value-type="float">
            <text:p>2860.152</text:p>
          </table:table-cell>
          <table:table-cell office:value-type="float" office:value="568.14" calcext:value-type="float">
            <text:p>5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.465" calcext:value-type="float">
            <text:p>2871.465</text:p>
          </table:table-cell>
          <table:table-cell office:value-type="float" office:value="563.14" calcext:value-type="float">
            <text:p>5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.677" calcext:value-type="float">
            <text:p>2882.677</text:p>
          </table:table-cell>
          <table:table-cell office:value-type="float" office:value="558.14" calcext:value-type="float">
            <text:p>5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.79" calcext:value-type="float">
            <text:p>2893.79</text:p>
          </table:table-cell>
          <table:table-cell office:value-type="float" office:value="553.14" calcext:value-type="float">
            <text:p>5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.803" calcext:value-type="float">
            <text:p>2904.803</text:p>
          </table:table-cell>
          <table:table-cell office:value-type="float" office:value="548.14" calcext:value-type="float">
            <text:p>5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.716" calcext:value-type="float">
            <text:p>2915.716</text:p>
          </table:table-cell>
          <table:table-cell office:value-type="float" office:value="543.14" calcext:value-type="float">
            <text:p>5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.529" calcext:value-type="float">
            <text:p>2926.529</text:p>
          </table:table-cell>
          <table:table-cell office:value-type="float" office:value="538.14" calcext:value-type="float">
            <text:p>5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.241" calcext:value-type="float">
            <text:p>2937.241</text:p>
          </table:table-cell>
          <table:table-cell office:value-type="float" office:value="533.14" calcext:value-type="float">
            <text:p>5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.854" calcext:value-type="float">
            <text:p>2947.854</text:p>
          </table:table-cell>
          <table:table-cell office:value-type="float" office:value="528.14" calcext:value-type="float">
            <text:p>5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.367" calcext:value-type="float">
            <text:p>2958.367</text:p>
          </table:table-cell>
          <table:table-cell office:value-type="float" office:value="523.14" calcext:value-type="float">
            <text:p>5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.78" calcext:value-type="float">
            <text:p>2968.78</text:p>
          </table:table-cell>
          <table:table-cell office:value-type="float" office:value="518.14" calcext:value-type="float">
            <text:p>5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.093" calcext:value-type="float">
            <text:p>2979.093</text:p>
          </table:table-cell>
          <table:table-cell office:value-type="float" office:value="513.14" calcext:value-type="float">
            <text:p>5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.305" calcext:value-type="float">
            <text:p>2989.305</text:p>
          </table:table-cell>
          <table:table-cell office:value-type="float" office:value="508.14" calcext:value-type="float">
            <text:p>5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.418" calcext:value-type="float">
            <text:p>2999.418</text:p>
          </table:table-cell>
          <table:table-cell office:value-type="float" office:value="503.14" calcext:value-type="float">
            <text:p>5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.431" calcext:value-type="float">
            <text:p>3009.431</text:p>
          </table:table-cell>
          <table:table-cell office:value-type="float" office:value="498.14" calcext:value-type="float">
            <text:p>4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.344" calcext:value-type="float">
            <text:p>3019.344</text:p>
          </table:table-cell>
          <table:table-cell office:value-type="float" office:value="493.14" calcext:value-type="float">
            <text:p>4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.157" calcext:value-type="float">
            <text:p>3029.157</text:p>
          </table:table-cell>
          <table:table-cell office:value-type="float" office:value="488.14" calcext:value-type="float">
            <text:p>4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.869" calcext:value-type="float">
            <text:p>3038.869</text:p>
          </table:table-cell>
          <table:table-cell office:value-type="float" office:value="483.14" calcext:value-type="float">
            <text:p>4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.482" calcext:value-type="float">
            <text:p>3048.482</text:p>
          </table:table-cell>
          <table:table-cell office:value-type="float" office:value="478.14" calcext:value-type="float">
            <text:p>4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.995" calcext:value-type="float">
            <text:p>3057.995</text:p>
          </table:table-cell>
          <table:table-cell office:value-type="float" office:value="473.14" calcext:value-type="float">
            <text:p>4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.408" calcext:value-type="float">
            <text:p>3067.408</text:p>
          </table:table-cell>
          <table:table-cell office:value-type="float" office:value="468.14" calcext:value-type="float">
            <text:p>4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.721" calcext:value-type="float">
            <text:p>3076.721</text:p>
          </table:table-cell>
          <table:table-cell office:value-type="float" office:value="463.14" calcext:value-type="float">
            <text:p>4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.933" calcext:value-type="float">
            <text:p>3085.933</text:p>
          </table:table-cell>
          <table:table-cell office:value-type="float" office:value="458.14" calcext:value-type="float">
            <text:p>4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.046" calcext:value-type="float">
            <text:p>3095.046</text:p>
          </table:table-cell>
          <table:table-cell office:value-type="float" office:value="453.14" calcext:value-type="float">
            <text:p>4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.059" calcext:value-type="float">
            <text:p>3104.059</text:p>
          </table:table-cell>
          <table:table-cell office:value-type="float" office:value="448.14" calcext:value-type="float">
            <text:p>4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.972" calcext:value-type="float">
            <text:p>3112.972</text:p>
          </table:table-cell>
          <table:table-cell office:value-type="float" office:value="443.14" calcext:value-type="float">
            <text:p>4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.785" calcext:value-type="float">
            <text:p>3121.785</text:p>
          </table:table-cell>
          <table:table-cell office:value-type="float" office:value="438.14" calcext:value-type="float">
            <text:p>4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.497" calcext:value-type="float">
            <text:p>3130.497</text:p>
          </table:table-cell>
          <table:table-cell office:value-type="float" office:value="433.14" calcext:value-type="float">
            <text:p>4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.11" calcext:value-type="float">
            <text:p>3139.11</text:p>
          </table:table-cell>
          <table:table-cell office:value-type="float" office:value="428.14" calcext:value-type="float">
            <text:p>4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.623" calcext:value-type="float">
            <text:p>3147.623</text:p>
          </table:table-cell>
          <table:table-cell office:value-type="float" office:value="423.14" calcext:value-type="float">
            <text:p>4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.036" calcext:value-type="float">
            <text:p>3156.036</text:p>
          </table:table-cell>
          <table:table-cell office:value-type="float" office:value="418.14" calcext:value-type="float">
            <text:p>4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.349" calcext:value-type="float">
            <text:p>3164.349</text:p>
          </table:table-cell>
          <table:table-cell office:value-type="float" office:value="413.14" calcext:value-type="float">
            <text:p>4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.561" calcext:value-type="float">
            <text:p>3172.561</text:p>
          </table:table-cell>
          <table:table-cell office:value-type="float" office:value="408.14" calcext:value-type="float">
            <text:p>4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.674" calcext:value-type="float">
            <text:p>3180.674</text:p>
          </table:table-cell>
          <table:table-cell office:value-type="float" office:value="403.14" calcext:value-type="float">
            <text:p>4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.687" calcext:value-type="float">
            <text:p>3188.687</text:p>
          </table:table-cell>
          <table:table-cell office:value-type="float" office:value="398.14" calcext:value-type="float">
            <text:p>3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.6" calcext:value-type="float">
            <text:p>3196.6</text:p>
          </table:table-cell>
          <table:table-cell office:value-type="float" office:value="393.14" calcext:value-type="float">
            <text:p>3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.413" calcext:value-type="float">
            <text:p>3204.413</text:p>
          </table:table-cell>
          <table:table-cell office:value-type="float" office:value="388.14" calcext:value-type="float">
            <text:p>3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.125" calcext:value-type="float">
            <text:p>3212.125</text:p>
          </table:table-cell>
          <table:table-cell office:value-type="float" office:value="383.14" calcext:value-type="float">
            <text:p>3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.738" calcext:value-type="float">
            <text:p>3219.738</text:p>
          </table:table-cell>
          <table:table-cell office:value-type="float" office:value="378.14" calcext:value-type="float">
            <text:p>3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.251" calcext:value-type="float">
            <text:p>3227.251</text:p>
          </table:table-cell>
          <table:table-cell office:value-type="float" office:value="373.14" calcext:value-type="float">
            <text:p>3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.664" calcext:value-type="float">
            <text:p>3234.664</text:p>
          </table:table-cell>
          <table:table-cell office:value-type="float" office:value="368.14" calcext:value-type="float">
            <text:p>3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.977" calcext:value-type="float">
            <text:p>3241.977</text:p>
          </table:table-cell>
          <table:table-cell office:value-type="float" office:value="363.14" calcext:value-type="float">
            <text:p>3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.189" calcext:value-type="float">
            <text:p>3249.189</text:p>
          </table:table-cell>
          <table:table-cell office:value-type="float" office:value="358.14" calcext:value-type="float">
            <text:p>3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.302" calcext:value-type="float">
            <text:p>3256.302</text:p>
          </table:table-cell>
          <table:table-cell office:value-type="float" office:value="353.14" calcext:value-type="float">
            <text:p>3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.315" calcext:value-type="float">
            <text:p>3263.315</text:p>
          </table:table-cell>
          <table:table-cell office:value-type="float" office:value="348.14" calcext:value-type="float">
            <text:p>3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.228" calcext:value-type="float">
            <text:p>3270.228</text:p>
          </table:table-cell>
          <table:table-cell office:value-type="float" office:value="343.14" calcext:value-type="float">
            <text:p>3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.041" calcext:value-type="float">
            <text:p>3277.041</text:p>
          </table:table-cell>
          <table:table-cell office:value-type="float" office:value="338.14" calcext:value-type="float">
            <text:p>3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.753" calcext:value-type="float">
            <text:p>3283.753</text:p>
          </table:table-cell>
          <table:table-cell office:value-type="float" office:value="333.14" calcext:value-type="float">
            <text:p>3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.366" calcext:value-type="float">
            <text:p>3290.366</text:p>
          </table:table-cell>
          <table:table-cell office:value-type="float" office:value="328.14" calcext:value-type="float">
            <text:p>3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.879" calcext:value-type="float">
            <text:p>3296.879</text:p>
          </table:table-cell>
          <table:table-cell office:value-type="float" office:value="323.14" calcext:value-type="float">
            <text:p>3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.292" calcext:value-type="float">
            <text:p>3303.292</text:p>
          </table:table-cell>
          <table:table-cell office:value-type="float" office:value="318.14" calcext:value-type="float">
            <text:p>3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.605" calcext:value-type="float">
            <text:p>3309.605</text:p>
          </table:table-cell>
          <table:table-cell office:value-type="float" office:value="313.14" calcext:value-type="float">
            <text:p>3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.817" calcext:value-type="float">
            <text:p>3315.817</text:p>
          </table:table-cell>
          <table:table-cell office:value-type="float" office:value="308.14" calcext:value-type="float">
            <text:p>3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.93" calcext:value-type="float">
            <text:p>3321.93</text:p>
          </table:table-cell>
          <table:table-cell office:value-type="float" office:value="303.14" calcext:value-type="float">
            <text:p>3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.943" calcext:value-type="float">
            <text:p>3327.943</text:p>
          </table:table-cell>
          <table:table-cell office:value-type="float" office:value="298.14" calcext:value-type="float">
            <text:p>2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.856" calcext:value-type="float">
            <text:p>3333.856</text:p>
          </table:table-cell>
          <table:table-cell office:value-type="float" office:value="293.14" calcext:value-type="float">
            <text:p>2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.669" calcext:value-type="float">
            <text:p>3339.669</text:p>
          </table:table-cell>
          <table:table-cell office:value-type="float" office:value="288.14" calcext:value-type="float">
            <text:p>2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.381" calcext:value-type="float">
            <text:p>3345.381</text:p>
          </table:table-cell>
          <table:table-cell office:value-type="float" office:value="283.14" calcext:value-type="float">
            <text:p>2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.994" calcext:value-type="float">
            <text:p>3350.994</text:p>
          </table:table-cell>
          <table:table-cell office:value-type="float" office:value="278.14" calcext:value-type="float">
            <text:p>2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.507" calcext:value-type="float">
            <text:p>3356.507</text:p>
          </table:table-cell>
          <table:table-cell office:value-type="float" office:value="273.14" calcext:value-type="float">
            <text:p>2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.92" calcext:value-type="float">
            <text:p>3361.92</text:p>
          </table:table-cell>
          <table:table-cell office:value-type="float" office:value="268.14" calcext:value-type="float">
            <text:p>2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.233" calcext:value-type="float">
            <text:p>3367.233</text:p>
          </table:table-cell>
          <table:table-cell office:value-type="float" office:value="263.14" calcext:value-type="float">
            <text:p>2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.445" calcext:value-type="float">
            <text:p>3372.445</text:p>
          </table:table-cell>
          <table:table-cell office:value-type="float" office:value="258.14" calcext:value-type="float">
            <text:p>2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.558" calcext:value-type="float">
            <text:p>3377.558</text:p>
          </table:table-cell>
          <table:table-cell office:value-type="float" office:value="253.14" calcext:value-type="float">
            <text:p>2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.571" calcext:value-type="float">
            <text:p>3382.571</text:p>
          </table:table-cell>
          <table:table-cell office:value-type="float" office:value="248.14" calcext:value-type="float">
            <text:p>2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.484" calcext:value-type="float">
            <text:p>3387.484</text:p>
          </table:table-cell>
          <table:table-cell office:value-type="float" office:value="243.14" calcext:value-type="float">
            <text:p>2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2.297" calcext:value-type="float">
            <text:p>3392.297</text:p>
          </table:table-cell>
          <table:table-cell office:value-type="float" office:value="238.14" calcext:value-type="float">
            <text:p>2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.009" calcext:value-type="float">
            <text:p>3397.009</text:p>
          </table:table-cell>
          <table:table-cell office:value-type="float" office:value="233.14" calcext:value-type="float">
            <text:p>2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1.622" calcext:value-type="float">
            <text:p>3401.622</text:p>
          </table:table-cell>
          <table:table-cell office:value-type="float" office:value="228.14" calcext:value-type="float">
            <text:p>2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6.135" calcext:value-type="float">
            <text:p>3406.135</text:p>
          </table:table-cell>
          <table:table-cell office:value-type="float" office:value="223.14" calcext:value-type="float">
            <text:p>2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0.548" calcext:value-type="float">
            <text:p>3410.548</text:p>
          </table:table-cell>
          <table:table-cell office:value-type="float" office:value="218.14" calcext:value-type="float">
            <text:p>2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4.861" calcext:value-type="float">
            <text:p>3414.861</text:p>
          </table:table-cell>
          <table:table-cell office:value-type="float" office:value="213.14" calcext:value-type="float">
            <text:p>2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9.073" calcext:value-type="float">
            <text:p>3419.073</text:p>
          </table:table-cell>
          <table:table-cell office:value-type="float" office:value="208.14" calcext:value-type="float">
            <text:p>2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3.186" calcext:value-type="float">
            <text:p>3423.186</text:p>
          </table:table-cell>
          <table:table-cell office:value-type="float" office:value="203.14" calcext:value-type="float">
            <text:p>2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.199" calcext:value-type="float">
            <text:p>3427.199</text:p>
          </table:table-cell>
          <table:table-cell office:value-type="float" office:value="198.14" calcext:value-type="float">
            <text:p>1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1.112" calcext:value-type="float">
            <text:p>3431.112</text:p>
          </table:table-cell>
          <table:table-cell office:value-type="float" office:value="193.14" calcext:value-type="float">
            <text:p>1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.925" calcext:value-type="float">
            <text:p>3434.925</text:p>
          </table:table-cell>
          <table:table-cell office:value-type="float" office:value="188.14" calcext:value-type="float">
            <text:p>1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8.637" calcext:value-type="float">
            <text:p>3438.637</text:p>
          </table:table-cell>
          <table:table-cell office:value-type="float" office:value="183.14" calcext:value-type="float">
            <text:p>1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2.25" calcext:value-type="float">
            <text:p>3442.25</text:p>
          </table:table-cell>
          <table:table-cell office:value-type="float" office:value="178.14" calcext:value-type="float">
            <text:p>1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5.763" calcext:value-type="float">
            <text:p>3445.763</text:p>
          </table:table-cell>
          <table:table-cell office:value-type="float" office:value="173.14" calcext:value-type="float">
            <text:p>1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9.176" calcext:value-type="float">
            <text:p>3449.176</text:p>
          </table:table-cell>
          <table:table-cell office:value-type="float" office:value="168.14" calcext:value-type="float">
            <text:p>1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.489" calcext:value-type="float">
            <text:p>3452.489</text:p>
          </table:table-cell>
          <table:table-cell office:value-type="float" office:value="163.14" calcext:value-type="float">
            <text:p>1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.701" calcext:value-type="float">
            <text:p>3455.701</text:p>
          </table:table-cell>
          <table:table-cell office:value-type="float" office:value="158.14" calcext:value-type="float">
            <text:p>1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8.814" calcext:value-type="float">
            <text:p>3458.814</text:p>
          </table:table-cell>
          <table:table-cell office:value-type="float" office:value="153.14" calcext:value-type="float">
            <text:p>1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1.827" calcext:value-type="float">
            <text:p>3461.827</text:p>
          </table:table-cell>
          <table:table-cell office:value-type="float" office:value="148.14" calcext:value-type="float">
            <text:p>1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4.74" calcext:value-type="float">
            <text:p>3464.74</text:p>
          </table:table-cell>
          <table:table-cell office:value-type="float" office:value="143.14" calcext:value-type="float">
            <text:p>1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7.553" calcext:value-type="float">
            <text:p>3467.553</text:p>
          </table:table-cell>
          <table:table-cell office:value-type="float" office:value="138.14" calcext:value-type="float">
            <text:p>1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.265" calcext:value-type="float">
            <text:p>3470.265</text:p>
          </table:table-cell>
          <table:table-cell office:value-type="float" office:value="133.14" calcext:value-type="float">
            <text:p>1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2.878" calcext:value-type="float">
            <text:p>3472.878</text:p>
          </table:table-cell>
          <table:table-cell office:value-type="float" office:value="128.14" calcext:value-type="float">
            <text:p>1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.391" calcext:value-type="float">
            <text:p>3475.391</text:p>
          </table:table-cell>
          <table:table-cell office:value-type="float" office:value="123.14" calcext:value-type="float">
            <text:p>1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7.804" calcext:value-type="float">
            <text:p>3477.804</text:p>
          </table:table-cell>
          <table:table-cell office:value-type="float" office:value="118.14" calcext:value-type="float">
            <text:p>1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.117" calcext:value-type="float">
            <text:p>3480.117</text:p>
          </table:table-cell>
          <table:table-cell office:value-type="float" office:value="113.14" calcext:value-type="float">
            <text:p>1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.329" calcext:value-type="float">
            <text:p>3482.329</text:p>
          </table:table-cell>
          <table:table-cell office:value-type="float" office:value="108.14" calcext:value-type="float">
            <text:p>1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.442" calcext:value-type="float">
            <text:p>3484.442</text:p>
          </table:table-cell>
          <table:table-cell office:value-type="float" office:value="103.14" calcext:value-type="float">
            <text:p>1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.455" calcext:value-type="float">
            <text:p>3486.455</text:p>
          </table:table-cell>
          <table:table-cell office:value-type="float" office:value="98.14" calcext:value-type="float">
            <text:p>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.368" calcext:value-type="float">
            <text:p>3488.368</text:p>
          </table:table-cell>
          <table:table-cell office:value-type="float" office:value="93.14" calcext:value-type="float">
            <text:p>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.181" calcext:value-type="float">
            <text:p>3490.181</text:p>
          </table:table-cell>
          <table:table-cell office:value-type="float" office:value="88.14" calcext:value-type="float">
            <text:p>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.893" calcext:value-type="float">
            <text:p>3491.893</text:p>
          </table:table-cell>
          <table:table-cell office:value-type="float" office:value="83.14" calcext:value-type="float">
            <text:p>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3.506" calcext:value-type="float">
            <text:p>3493.506</text:p>
          </table:table-cell>
          <table:table-cell office:value-type="float" office:value="78.14" calcext:value-type="float">
            <text:p>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.019" calcext:value-type="float">
            <text:p>3495.019</text:p>
          </table:table-cell>
          <table:table-cell office:value-type="float" office:value="73.14" calcext:value-type="float">
            <text:p>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6.433" calcext:value-type="float">
            <text:p>3496.433</text:p>
          </table:table-cell>
          <table:table-cell office:value-type="float" office:value="68.22" calcext:value-type="float">
            <text:p>68.22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7.749" calcext:value-type="float">
            <text:p>3497.749</text:p>
          </table:table-cell>
          <table:table-cell office:value-type="float" office:value="63.46" calcext:value-type="float">
            <text:p>63.46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8.973" calcext:value-type="float">
            <text:p>3498.973</text:p>
          </table:table-cell>
          <table:table-cell office:value-type="float" office:value="58.86" calcext:value-type="float">
            <text:p>58.86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0.105" calcext:value-type="float">
            <text:p>3500.105</text:p>
          </table:table-cell>
          <table:table-cell office:value-type="float" office:value="54.42" calcext:value-type="float">
            <text:p>54.42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1.151" calcext:value-type="float">
            <text:p>3501.151</text:p>
          </table:table-cell>
          <table:table-cell office:value-type="float" office:value="50.14" calcext:value-type="float">
            <text:p>50.14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113" calcext:value-type="float">
            <text:p>3502.113</text:p>
          </table:table-cell>
          <table:table-cell office:value-type="float" office:value="46.02" calcext:value-type="float">
            <text:p>46.02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993" calcext:value-type="float">
            <text:p>3502.993</text:p>
          </table:table-cell>
          <table:table-cell office:value-type="float" office:value="42.06" calcext:value-type="float">
            <text:p>42.06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3.797" calcext:value-type="float">
            <text:p>3503.797</text:p>
          </table:table-cell>
          <table:table-cell office:value-type="float" office:value="38.26" calcext:value-type="float">
            <text:p>38.26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4.525" calcext:value-type="float">
            <text:p>3504.525</text:p>
          </table:table-cell>
          <table:table-cell office:value-type="float" office:value="34.62" calcext:value-type="float">
            <text:p>34.62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183" calcext:value-type="float">
            <text:p>3505.183</text:p>
          </table:table-cell>
          <table:table-cell office:value-type="float" office:value="31.14" calcext:value-type="float">
            <text:p>31.14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773" calcext:value-type="float">
            <text:p>3505.773</text:p>
          </table:table-cell>
          <table:table-cell office:value-type="float" office:value="27.82" calcext:value-type="float">
            <text:p>27.82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297" calcext:value-type="float">
            <text:p>3506.297</text:p>
          </table:table-cell>
          <table:table-cell office:value-type="float" office:value="24.66" calcext:value-type="float">
            <text:p>24.66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761" calcext:value-type="float">
            <text:p>3506.761</text:p>
          </table:table-cell>
          <table:table-cell office:value-type="float" office:value="21.66" calcext:value-type="float">
            <text:p>21.66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165" calcext:value-type="float">
            <text:p>3507.165</text:p>
          </table:table-cell>
          <table:table-cell office:value-type="float" office:value="18.82" calcext:value-type="float">
            <text:p>18.82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515" calcext:value-type="float">
            <text:p>3507.515</text:p>
          </table:table-cell>
          <table:table-cell office:value-type="float" office:value="16.14" calcext:value-type="float">
            <text:p>16.14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813" calcext:value-type="float">
            <text:p>3507.813</text:p>
          </table:table-cell>
          <table:table-cell office:value-type="float" office:value="13.62" calcext:value-type="float">
            <text:p>13.62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061" calcext:value-type="float">
            <text:p>3508.061</text:p>
          </table:table-cell>
          <table:table-cell office:value-type="float" office:value="11.26" calcext:value-type="float">
            <text:p>11.26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65" calcext:value-type="float">
            <text:p>3508.265</text:p>
          </table:table-cell>
          <table:table-cell office:value-type="float" office:value="9.06" calcext:value-type="float">
            <text:p>9.06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25" calcext:value-type="float">
            <text:p>3508.425</text:p>
          </table:table-cell>
          <table:table-cell office:value-type="float" office:value="7.02" calcext:value-type="float">
            <text:p>7.02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47" calcext:value-type="float">
            <text:p>3508.547</text:p>
          </table:table-cell>
          <table:table-cell office:value-type="float" office:value="5.14" calcext:value-type="float">
            <text:p>5.14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3.42" calcext:value-type="float">
            <text:p>3.42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85" calcext:value-type="float">
            <text:p>3508.685</text:p>
          </table:table-cell>
          <table:table-cell office:value-type="float" office:value="1.86" calcext:value-type="float">
            <text:p>1.86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9" calcext:value-type="float">
            <text:p>3508.709</text:p>
          </table:table-cell>
          <table:table-cell office:value-type="float" office:value="0.46" calcext:value-type="float">
            <text:p>0.46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5" calcext:value-type="float">
            <text:p>3508.705</text:p>
          </table:table-cell>
          <table:table-cell office:value-type="float" office:value="-0.78" calcext:value-type="float">
            <text:p>-0.78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79" calcext:value-type="float">
            <text:p>3508.679</text:p>
          </table:table-cell>
          <table:table-cell office:value-type="float" office:value="-1.86" calcext:value-type="float">
            <text:p>-1.86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-2.78" calcext:value-type="float">
            <text:p>-2.78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69" calcext:value-type="float">
            <text:p>3508.569</text:p>
          </table:table-cell>
          <table:table-cell office:value-type="float" office:value="-3.54" calcext:value-type="float">
            <text:p>-3.54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93" calcext:value-type="float">
            <text:p>3508.493</text:p>
          </table:table-cell>
          <table:table-cell office:value-type="float" office:value="-4.14" calcext:value-type="float">
            <text:p>-4.14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05" calcext:value-type="float">
            <text:p>3508.405</text:p>
          </table:table-cell>
          <table:table-cell office:value-type="float" office:value="-4.58" calcext:value-type="float">
            <text:p>-4.58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311" calcext:value-type="float">
            <text:p>3508.311</text:p>
          </table:table-cell>
          <table:table-cell office:value-type="float" office:value="-4.86" calcext:value-type="float">
            <text:p>-4.86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13" calcext:value-type="float">
            <text:p>3508.213</text:p>
          </table:table-cell>
          <table:table-cell office:value-type="float" office:value="-4.98" calcext:value-type="float">
            <text:p>-4.98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4:11.005901380</meta:creation-date>
    <dc:date>2019-08-16T12:04:21.240444304</dc:date>
    <meta:editing-duration>PT8M12S</meta:editing-duration>
    <meta:editing-cycles>1</meta:editing-cycles>
    <meta:document-statistic meta:table-count="1" meta:cell-count="1648" meta:object-count="1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153cm" svg:height="20.898cm" xlink:href=".." xlink:type="simple" chart:class="chart:line" chart:style-name="ch1">
        <chart:legend chart:legend-position="end" svg:x="35.439cm" svg:y="9.403cm" style:legend-expansion="high" chart:style-name="ch2"/>
        <chart:plot-area chart:style-name="ch3" table:cell-range-address="Sheet1.A1:Sheet1.D412" chart:data-source-has-labels="row" svg:x="0.743cm" svg:y="0.417cm" svg:width="33.953cm" svg:height="20.064cm">
          <chartooo:coordinate-region svg:x="1.841cm" svg:y="0.616cm" svg:width="32.855cm" svg:height="19.6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12" chart:label-cell-address="Sheet1.A1:Sheet1.A1" chart:class="chart:line">
            <chart:data-point chart:repeated="411"/>
          </chart:series>
          <chart:series chart:style-name="ch7" chart:values-cell-range-address="Sheet1.B2:Sheet1.B412" chart:label-cell-address="Sheet1.B1:Sheet1.B1" chart:class="chart:line">
            <chart:data-point chart:repeated="411"/>
          </chart:series>
          <chart:series chart:style-name="ch8" chart:values-cell-range-address="Sheet1.C2:Sheet1.C412" chart:label-cell-address="Sheet1.C1:Sheet1.C1" chart:class="chart:line">
            <chart:data-point chart:repeated="411"/>
          </chart:series>
          <chart:series chart:style-name="ch9" chart:values-cell-range-address="Sheet1.D2:Sheet1.D412" chart:label-cell-address="Sheet1.D1:Sheet1.D1" chart:class="chart:line"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c</text:p>
                <draw:g>
                  <svg:desc>Sheet1.A1:Sheet1.A1</svg:desc>
                </draw:g>
              </table:table-cell>
              <table:table-cell office:value-type="string">
                <text:p>vc</text:p>
                <draw:g>
                  <svg:desc>Sheet1.B1:Sheet1.B1</svg:desc>
                </draw:g>
              </table:table-cell>
              <table:table-cell office:value-type="string">
                <text:p>ac</text:p>
                <draw:g>
                  <svg:desc>Sheet1.C1:Sheet1.C1</svg:desc>
                </draw:g>
              </table:table-cell>
              <table:table-cell office:value-type="string">
                <text:p>j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2:Sheet1.A412</svg:desc>
                </draw:g>
              </table:table-cell>
              <table:table-cell office:value-type="float" office:value="0.08">
                <text:p>0.08</text:p>
                <draw:g>
                  <svg:desc>Sheet1.B2:Sheet1.B412</svg:desc>
                </draw:g>
              </table:table-cell>
              <table:table-cell office:value-type="float" office:value="8">
                <text:p>8</text:p>
                <draw:g>
                  <svg:desc>Sheet1.C2:Sheet1.C412</svg:desc>
                </draw:g>
              </table:table-cell>
              <table:table-cell office:value-type="float" office:value="400">
                <text:p>400</text:p>
                <draw:g>
                  <svg:desc>Sheet1.D2:Sheet1.D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86">
                <text:p>5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43">
                <text:p>646.743</text:p>
              </table:table-cell>
              <table:table-cell office:value-type="float" office:value="566.86">
                <text:p>5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3">
                <text:p>658.13</text:p>
              </table:table-cell>
              <table:table-cell office:value-type="float" office:value="571.86">
                <text:p>5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617">
                <text:p>669.617</text:p>
              </table:table-cell>
              <table:table-cell office:value-type="float" office:value="576.86">
                <text:p>5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204">
                <text:p>681.204</text:p>
              </table:table-cell>
              <table:table-cell office:value-type="float" office:value="581.86">
                <text:p>5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891">
                <text:p>692.891</text:p>
              </table:table-cell>
              <table:table-cell office:value-type="float" office:value="586.86">
                <text:p>5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679">
                <text:p>704.679</text:p>
              </table:table-cell>
              <table:table-cell office:value-type="float" office:value="591.86">
                <text:p>5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566">
                <text:p>716.566</text:p>
              </table:table-cell>
              <table:table-cell office:value-type="float" office:value="596.86">
                <text:p>5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553">
                <text:p>728.553</text:p>
              </table:table-cell>
              <table:table-cell office:value-type="float" office:value="601.86">
                <text:p>6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64">
                <text:p>740.64</text:p>
              </table:table-cell>
              <table:table-cell office:value-type="float" office:value="606.86">
                <text:p>6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827">
                <text:p>752.827</text:p>
              </table:table-cell>
              <table:table-cell office:value-type="float" office:value="611.86">
                <text:p>6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5.115">
                <text:p>765.115</text:p>
              </table:table-cell>
              <table:table-cell office:value-type="float" office:value="616.86">
                <text:p>6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7.502">
                <text:p>777.502</text:p>
              </table:table-cell>
              <table:table-cell office:value-type="float" office:value="621.86">
                <text:p>6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9.989">
                <text:p>789.989</text:p>
              </table:table-cell>
              <table:table-cell office:value-type="float" office:value="626.86">
                <text:p>6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2.576">
                <text:p>802.576</text:p>
              </table:table-cell>
              <table:table-cell office:value-type="float" office:value="631.86">
                <text:p>6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5.263">
                <text:p>815.263</text:p>
              </table:table-cell>
              <table:table-cell office:value-type="float" office:value="636.86">
                <text:p>6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8.051">
                <text:p>828.051</text:p>
              </table:table-cell>
              <table:table-cell office:value-type="float" office:value="641.86">
                <text:p>6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0.938">
                <text:p>840.938</text:p>
              </table:table-cell>
              <table:table-cell office:value-type="float" office:value="646.86">
                <text:p>6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3.925">
                <text:p>853.925</text:p>
              </table:table-cell>
              <table:table-cell office:value-type="float" office:value="651.86">
                <text:p>6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7.012">
                <text:p>867.012</text:p>
              </table:table-cell>
              <table:table-cell office:value-type="float" office:value="656.86">
                <text:p>6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0.199">
                <text:p>880.199</text:p>
              </table:table-cell>
              <table:table-cell office:value-type="float" office:value="661.86">
                <text:p>6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3.487">
                <text:p>893.487</text:p>
              </table:table-cell>
              <table:table-cell office:value-type="float" office:value="666.86">
                <text:p>6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6.874">
                <text:p>906.874</text:p>
              </table:table-cell>
              <table:table-cell office:value-type="float" office:value="671.86">
                <text:p>6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0.361">
                <text:p>920.361</text:p>
              </table:table-cell>
              <table:table-cell office:value-type="float" office:value="676.86">
                <text:p>6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3.948">
                <text:p>933.948</text:p>
              </table:table-cell>
              <table:table-cell office:value-type="float" office:value="681.86">
                <text:p>6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7.635">
                <text:p>947.635</text:p>
              </table:table-cell>
              <table:table-cell office:value-type="float" office:value="686.86">
                <text:p>6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1.423">
                <text:p>961.423</text:p>
              </table:table-cell>
              <table:table-cell office:value-type="float" office:value="691.86">
                <text:p>6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5.31">
                <text:p>975.31</text:p>
              </table:table-cell>
              <table:table-cell office:value-type="float" office:value="696.86">
                <text:p>6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9.297">
                <text:p>989.297</text:p>
              </table:table-cell>
              <table:table-cell office:value-type="float" office:value="701.86">
                <text:p>7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.384">
                <text:p>1003.384</text:p>
              </table:table-cell>
              <table:table-cell office:value-type="float" office:value="706.86">
                <text:p>7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7.571">
                <text:p>1017.571</text:p>
              </table:table-cell>
              <table:table-cell office:value-type="float" office:value="711.86">
                <text:p>7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1.859">
                <text:p>1031.859</text:p>
              </table:table-cell>
              <table:table-cell office:value-type="float" office:value="716.86">
                <text:p>7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6.246">
                <text:p>1046.246</text:p>
              </table:table-cell>
              <table:table-cell office:value-type="float" office:value="721.86">
                <text:p>7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0.733">
                <text:p>1060.733</text:p>
              </table:table-cell>
              <table:table-cell office:value-type="float" office:value="726.86">
                <text:p>7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5.319">
                <text:p>1075.319</text:p>
              </table:table-cell>
              <table:table-cell office:value-type="float" office:value="731.78">
                <text:p>73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0.003">
                <text:p>1090.003</text:p>
              </table:table-cell>
              <table:table-cell office:value-type="float" office:value="736.54">
                <text:p>73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4.779">
                <text:p>1104.779</text:p>
              </table:table-cell>
              <table:table-cell office:value-type="float" office:value="741.14">
                <text:p>74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9.647">
                <text:p>1119.647</text:p>
              </table:table-cell>
              <table:table-cell office:value-type="float" office:value="745.58">
                <text:p>74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34.601">
                <text:p>1134.601</text:p>
              </table:table-cell>
              <table:table-cell office:value-type="float" office:value="749.86">
                <text:p>74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9.639">
                <text:p>1149.639</text:p>
              </table:table-cell>
              <table:table-cell office:value-type="float" office:value="753.98">
                <text:p>75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4.759">
                <text:p>1164.759</text:p>
              </table:table-cell>
              <table:table-cell office:value-type="float" office:value="757.94">
                <text:p>75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9.955">
                <text:p>1179.955</text:p>
              </table:table-cell>
              <table:table-cell office:value-type="float" office:value="761.74">
                <text:p>76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95.227">
                <text:p>1195.227</text:p>
              </table:table-cell>
              <table:table-cell office:value-type="float" office:value="765.38">
                <text:p>76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0.569">
                <text:p>1210.569</text:p>
              </table:table-cell>
              <table:table-cell office:value-type="float" office:value="768.86">
                <text:p>76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5.979">
                <text:p>1225.979</text:p>
              </table:table-cell>
              <table:table-cell office:value-type="float" office:value="772.18">
                <text:p>77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1.455">
                <text:p>1241.455</text:p>
              </table:table-cell>
              <table:table-cell office:value-type="float" office:value="775.34">
                <text:p>77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6.991">
                <text:p>1256.991</text:p>
              </table:table-cell>
              <table:table-cell office:value-type="float" office:value="778.34">
                <text:p>77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72.587">
                <text:p>1272.587</text:p>
              </table:table-cell>
              <table:table-cell office:value-type="float" office:value="781.18">
                <text:p>78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8.237">
                <text:p>1288.237</text:p>
              </table:table-cell>
              <table:table-cell office:value-type="float" office:value="783.86">
                <text:p>78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03.939">
                <text:p>1303.939</text:p>
              </table:table-cell>
              <table:table-cell office:value-type="float" office:value="786.38">
                <text:p>78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9.691">
                <text:p>1319.691</text:p>
              </table:table-cell>
              <table:table-cell office:value-type="float" office:value="788.74">
                <text:p>78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5.487">
                <text:p>1335.487</text:p>
              </table:table-cell>
              <table:table-cell office:value-type="float" office:value="790.94">
                <text:p>79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1.327">
                <text:p>1351.327</text:p>
              </table:table-cell>
              <table:table-cell office:value-type="float" office:value="792.98">
                <text:p>79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7.205">
                <text:p>1367.205</text:p>
              </table:table-cell>
              <table:table-cell office:value-type="float" office:value="794.86">
                <text:p>79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83.119">
                <text:p>1383.119</text:p>
              </table:table-cell>
              <table:table-cell office:value-type="float" office:value="796.58">
                <text:p>79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99.067">
                <text:p>1399.067</text:p>
              </table:table-cell>
              <table:table-cell office:value-type="float" office:value="798.14">
                <text:p>79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5.043">
                <text:p>1415.043</text:p>
              </table:table-cell>
              <table:table-cell office:value-type="float" office:value="799.54">
                <text:p>79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1.047">
                <text:p>1431.047</text:p>
              </table:table-cell>
              <table:table-cell office:value-type="float" office:value="800.78">
                <text:p>80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7.073">
                <text:p>1447.073</text:p>
              </table:table-cell>
              <table:table-cell office:value-type="float" office:value="801.86">
                <text:p>80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3.119">
                <text:p>1463.119</text:p>
              </table:table-cell>
              <table:table-cell office:value-type="float" office:value="802.78">
                <text:p>80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9.183">
                <text:p>1479.183</text:p>
              </table:table-cell>
              <table:table-cell office:value-type="float" office:value="803.54">
                <text:p>80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95.259">
                <text:p>1495.259</text:p>
              </table:table-cell>
              <table:table-cell office:value-type="float" office:value="804.14">
                <text:p>80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1.347">
                <text:p>1511.347</text:p>
              </table:table-cell>
              <table:table-cell office:value-type="float" office:value="804.58">
                <text:p>80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7.441">
                <text:p>1527.441</text:p>
              </table:table-cell>
              <table:table-cell office:value-type="float" office:value="804.86">
                <text:p>80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3.539">
                <text:p>1543.539</text:p>
              </table:table-cell>
              <table:table-cell office:value-type="float" office:value="804.98">
                <text:p>80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9.639">
                <text:p>1559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5.739">
                <text:p>1575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1.839">
                <text:p>1591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07.939">
                <text:p>1607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4.039">
                <text:p>1624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0.139">
                <text:p>1640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6.239">
                <text:p>1656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72.339">
                <text:p>1672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88.439">
                <text:p>1688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4.539">
                <text:p>1704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0.639">
                <text:p>1720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6.739">
                <text:p>1736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2.839">
                <text:p>1752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68.939">
                <text:p>1768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5.039">
                <text:p>1785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1.139">
                <text:p>1801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17.239">
                <text:p>1817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3.339">
                <text:p>1833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9.439">
                <text:p>1849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5.539">
                <text:p>1865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81.639">
                <text:p>1881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7.739">
                <text:p>1897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13.839">
                <text:p>1913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29.939">
                <text:p>1929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46.039">
                <text:p>1946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2.139">
                <text:p>1962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8.238">
                <text:p>1978.238</text:p>
              </table:table-cell>
              <table:table-cell office:value-type="float" office:value="804.92">
                <text:p>804.92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4.334">
                <text:p>1994.334</text:p>
              </table:table-cell>
              <table:table-cell office:value-type="float" office:value="804.68">
                <text:p>804.68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.424">
                <text:p>2010.424</text:p>
              </table:table-cell>
              <table:table-cell office:value-type="float" office:value="804.28">
                <text:p>804.28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6.504">
                <text:p>2026.504</text:p>
              </table:table-cell>
              <table:table-cell office:value-type="float" office:value="803.72">
                <text:p>803.72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2.571">
                <text:p>2042.571</text:p>
              </table:table-cell>
              <table:table-cell office:value-type="float" office:value="803">
                <text:p>803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8.622">
                <text:p>2058.622</text:p>
              </table:table-cell>
              <table:table-cell office:value-type="float" office:value="802.12">
                <text:p>802.12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74.654">
                <text:p>2074.654</text:p>
              </table:table-cell>
              <table:table-cell office:value-type="float" office:value="801.08">
                <text:p>801.08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90.664">
                <text:p>2090.664</text:p>
              </table:table-cell>
              <table:table-cell office:value-type="float" office:value="799.88">
                <text:p>799.88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06.648">
                <text:p>2106.648</text:p>
              </table:table-cell>
              <table:table-cell office:value-type="float" office:value="798.52">
                <text:p>798.52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2.603">
                <text:p>2122.603</text:p>
              </table:table-cell>
              <table:table-cell office:value-type="float" office:value="797">
                <text:p>797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8.526">
                <text:p>2138.526</text:p>
              </table:table-cell>
              <table:table-cell office:value-type="float" office:value="795.32">
                <text:p>795.32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4.414">
                <text:p>2154.414</text:p>
              </table:table-cell>
              <table:table-cell office:value-type="float" office:value="793.48">
                <text:p>793.48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70.264">
                <text:p>2170.264</text:p>
              </table:table-cell>
              <table:table-cell office:value-type="float" office:value="791.48">
                <text:p>791.48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6.072">
                <text:p>2186.072</text:p>
              </table:table-cell>
              <table:table-cell office:value-type="float" office:value="789.32">
                <text:p>789.32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01.835">
                <text:p>2201.835</text:p>
              </table:table-cell>
              <table:table-cell office:value-type="float" office:value="787">
                <text:p>787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7.55">
                <text:p>2217.55</text:p>
              </table:table-cell>
              <table:table-cell office:value-type="float" office:value="784.52">
                <text:p>784.52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3.214">
                <text:p>2233.214</text:p>
              </table:table-cell>
              <table:table-cell office:value-type="float" office:value="781.88">
                <text:p>781.88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48.824">
                <text:p>2248.824</text:p>
              </table:table-cell>
              <table:table-cell office:value-type="float" office:value="779.08">
                <text:p>779.08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64.376">
                <text:p>2264.376</text:p>
              </table:table-cell>
              <table:table-cell office:value-type="float" office:value="776.12">
                <text:p>776.12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79.867">
                <text:p>2279.867</text:p>
              </table:table-cell>
              <table:table-cell office:value-type="float" office:value="773">
                <text:p>773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95.294">
                <text:p>2295.294</text:p>
              </table:table-cell>
              <table:table-cell office:value-type="float" office:value="769.72">
                <text:p>769.72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10.654">
                <text:p>2310.654</text:p>
              </table:table-cell>
              <table:table-cell office:value-type="float" office:value="766.28">
                <text:p>766.28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5.944">
                <text:p>2325.944</text:p>
              </table:table-cell>
              <table:table-cell office:value-type="float" office:value="762.68">
                <text:p>762.68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41.16">
                <text:p>2341.16</text:p>
              </table:table-cell>
              <table:table-cell office:value-type="float" office:value="758.92">
                <text:p>758.92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56.299">
                <text:p>2356.299</text:p>
              </table:table-cell>
              <table:table-cell office:value-type="float" office:value="755">
                <text:p>755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71.358">
                <text:p>2371.358</text:p>
              </table:table-cell>
              <table:table-cell office:value-type="float" office:value="750.92">
                <text:p>750.92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6.334">
                <text:p>2386.334</text:p>
              </table:table-cell>
              <table:table-cell office:value-type="float" office:value="746.68">
                <text:p>746.68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1.224">
                <text:p>2401.224</text:p>
              </table:table-cell>
              <table:table-cell office:value-type="float" office:value="742.28">
                <text:p>742.28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16.024">
                <text:p>2416.024</text:p>
              </table:table-cell>
              <table:table-cell office:value-type="float" office:value="737.72">
                <text:p>737.72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30.731">
                <text:p>2430.731</text:p>
              </table:table-cell>
              <table:table-cell office:value-type="float" office:value="733">
                <text:p>733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45.342">
                <text:p>2445.342</text:p>
              </table:table-cell>
              <table:table-cell office:value-type="float" office:value="728.12">
                <text:p>728.12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9.855">
                <text:p>2459.855</text:p>
              </table:table-cell>
              <table:table-cell office:value-type="float" office:value="723.14">
                <text:p>723.14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74.268">
                <text:p>2474.268</text:p>
              </table:table-cell>
              <table:table-cell office:value-type="float" office:value="718.14">
                <text:p>7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8.581">
                <text:p>2488.581</text:p>
              </table:table-cell>
              <table:table-cell office:value-type="float" office:value="713.14">
                <text:p>7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2.793">
                <text:p>2502.793</text:p>
              </table:table-cell>
              <table:table-cell office:value-type="float" office:value="708.14">
                <text:p>7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6.906">
                <text:p>2516.906</text:p>
              </table:table-cell>
              <table:table-cell office:value-type="float" office:value="703.14">
                <text:p>7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0.919">
                <text:p>2530.919</text:p>
              </table:table-cell>
              <table:table-cell office:value-type="float" office:value="698.14">
                <text:p>6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4.832">
                <text:p>2544.832</text:p>
              </table:table-cell>
              <table:table-cell office:value-type="float" office:value="693.14">
                <text:p>6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8.645">
                <text:p>2558.645</text:p>
              </table:table-cell>
              <table:table-cell office:value-type="float" office:value="688.14">
                <text:p>6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2.357">
                <text:p>2572.357</text:p>
              </table:table-cell>
              <table:table-cell office:value-type="float" office:value="683.14">
                <text:p>6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5.97">
                <text:p>2585.97</text:p>
              </table:table-cell>
              <table:table-cell office:value-type="float" office:value="678.14">
                <text:p>6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9.483">
                <text:p>2599.483</text:p>
              </table:table-cell>
              <table:table-cell office:value-type="float" office:value="673.14">
                <text:p>6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2.896">
                <text:p>2612.896</text:p>
              </table:table-cell>
              <table:table-cell office:value-type="float" office:value="668.14">
                <text:p>6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6.209">
                <text:p>2626.209</text:p>
              </table:table-cell>
              <table:table-cell office:value-type="float" office:value="663.14">
                <text:p>6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9.421">
                <text:p>2639.421</text:p>
              </table:table-cell>
              <table:table-cell office:value-type="float" office:value="658.14">
                <text:p>6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2.534">
                <text:p>2652.534</text:p>
              </table:table-cell>
              <table:table-cell office:value-type="float" office:value="653.14">
                <text:p>6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5.547">
                <text:p>2665.547</text:p>
              </table:table-cell>
              <table:table-cell office:value-type="float" office:value="648.14">
                <text:p>6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8.46">
                <text:p>2678.46</text:p>
              </table:table-cell>
              <table:table-cell office:value-type="float" office:value="643.14">
                <text:p>6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1.273">
                <text:p>2691.273</text:p>
              </table:table-cell>
              <table:table-cell office:value-type="float" office:value="638.14">
                <text:p>6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3.985">
                <text:p>2703.985</text:p>
              </table:table-cell>
              <table:table-cell office:value-type="float" office:value="633.14">
                <text:p>6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6.598">
                <text:p>2716.598</text:p>
              </table:table-cell>
              <table:table-cell office:value-type="float" office:value="628.14">
                <text:p>6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9.111">
                <text:p>2729.111</text:p>
              </table:table-cell>
              <table:table-cell office:value-type="float" office:value="623.14">
                <text:p>6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1.524">
                <text:p>2741.524</text:p>
              </table:table-cell>
              <table:table-cell office:value-type="float" office:value="618.14">
                <text:p>6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3.837">
                <text:p>2753.837</text:p>
              </table:table-cell>
              <table:table-cell office:value-type="float" office:value="613.14">
                <text:p>6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6.049">
                <text:p>2766.049</text:p>
              </table:table-cell>
              <table:table-cell office:value-type="float" office:value="608.14">
                <text:p>6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8.162">
                <text:p>2778.162</text:p>
              </table:table-cell>
              <table:table-cell office:value-type="float" office:value="603.14">
                <text:p>6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90.175">
                <text:p>2790.175</text:p>
              </table:table-cell>
              <table:table-cell office:value-type="float" office:value="598.14">
                <text:p>5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2.088">
                <text:p>2802.088</text:p>
              </table:table-cell>
              <table:table-cell office:value-type="float" office:value="593.14">
                <text:p>5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13.901">
                <text:p>2813.901</text:p>
              </table:table-cell>
              <table:table-cell office:value-type="float" office:value="588.14">
                <text:p>5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5.613">
                <text:p>2825.613</text:p>
              </table:table-cell>
              <table:table-cell office:value-type="float" office:value="583.14">
                <text:p>5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7.226">
                <text:p>2837.226</text:p>
              </table:table-cell>
              <table:table-cell office:value-type="float" office:value="578.14">
                <text:p>5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8.739">
                <text:p>2848.739</text:p>
              </table:table-cell>
              <table:table-cell office:value-type="float" office:value="573.14">
                <text:p>5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60.152">
                <text:p>2860.152</text:p>
              </table:table-cell>
              <table:table-cell office:value-type="float" office:value="568.14">
                <text:p>5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71.465">
                <text:p>2871.465</text:p>
              </table:table-cell>
              <table:table-cell office:value-type="float" office:value="563.14">
                <text:p>5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82.677">
                <text:p>2882.677</text:p>
              </table:table-cell>
              <table:table-cell office:value-type="float" office:value="558.14">
                <text:p>5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3.79">
                <text:p>2893.79</text:p>
              </table:table-cell>
              <table:table-cell office:value-type="float" office:value="553.14">
                <text:p>5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04.803">
                <text:p>2904.803</text:p>
              </table:table-cell>
              <table:table-cell office:value-type="float" office:value="548.14">
                <text:p>5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15.716">
                <text:p>2915.716</text:p>
              </table:table-cell>
              <table:table-cell office:value-type="float" office:value="543.14">
                <text:p>5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26.529">
                <text:p>2926.529</text:p>
              </table:table-cell>
              <table:table-cell office:value-type="float" office:value="538.14">
                <text:p>5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37.241">
                <text:p>2937.241</text:p>
              </table:table-cell>
              <table:table-cell office:value-type="float" office:value="533.14">
                <text:p>5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47.854">
                <text:p>2947.854</text:p>
              </table:table-cell>
              <table:table-cell office:value-type="float" office:value="528.14">
                <text:p>5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8.367">
                <text:p>2958.367</text:p>
              </table:table-cell>
              <table:table-cell office:value-type="float" office:value="523.14">
                <text:p>5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68.78">
                <text:p>2968.78</text:p>
              </table:table-cell>
              <table:table-cell office:value-type="float" office:value="518.14">
                <text:p>5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9.093">
                <text:p>2979.093</text:p>
              </table:table-cell>
              <table:table-cell office:value-type="float" office:value="513.14">
                <text:p>5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9.305">
                <text:p>2989.305</text:p>
              </table:table-cell>
              <table:table-cell office:value-type="float" office:value="508.14">
                <text:p>5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9.418">
                <text:p>2999.418</text:p>
              </table:table-cell>
              <table:table-cell office:value-type="float" office:value="503.14">
                <text:p>5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9.431">
                <text:p>3009.431</text:p>
              </table:table-cell>
              <table:table-cell office:value-type="float" office:value="498.14">
                <text:p>4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9.344">
                <text:p>3019.344</text:p>
              </table:table-cell>
              <table:table-cell office:value-type="float" office:value="493.14">
                <text:p>4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9.157">
                <text:p>3029.157</text:p>
              </table:table-cell>
              <table:table-cell office:value-type="float" office:value="488.14">
                <text:p>4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38.869">
                <text:p>3038.869</text:p>
              </table:table-cell>
              <table:table-cell office:value-type="float" office:value="483.14">
                <text:p>4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48.482">
                <text:p>3048.482</text:p>
              </table:table-cell>
              <table:table-cell office:value-type="float" office:value="478.14">
                <text:p>4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7.995">
                <text:p>3057.995</text:p>
              </table:table-cell>
              <table:table-cell office:value-type="float" office:value="473.14">
                <text:p>4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7.408">
                <text:p>3067.408</text:p>
              </table:table-cell>
              <table:table-cell office:value-type="float" office:value="468.14">
                <text:p>4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6.721">
                <text:p>3076.721</text:p>
              </table:table-cell>
              <table:table-cell office:value-type="float" office:value="463.14">
                <text:p>4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85.933">
                <text:p>3085.933</text:p>
              </table:table-cell>
              <table:table-cell office:value-type="float" office:value="458.14">
                <text:p>4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95.046">
                <text:p>3095.046</text:p>
              </table:table-cell>
              <table:table-cell office:value-type="float" office:value="453.14">
                <text:p>4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04.059">
                <text:p>3104.059</text:p>
              </table:table-cell>
              <table:table-cell office:value-type="float" office:value="448.14">
                <text:p>4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12.972">
                <text:p>3112.972</text:p>
              </table:table-cell>
              <table:table-cell office:value-type="float" office:value="443.14">
                <text:p>4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21.785">
                <text:p>3121.785</text:p>
              </table:table-cell>
              <table:table-cell office:value-type="float" office:value="438.14">
                <text:p>4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0.497">
                <text:p>3130.497</text:p>
              </table:table-cell>
              <table:table-cell office:value-type="float" office:value="433.14">
                <text:p>4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39.11">
                <text:p>3139.11</text:p>
              </table:table-cell>
              <table:table-cell office:value-type="float" office:value="428.14">
                <text:p>4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47.623">
                <text:p>3147.623</text:p>
              </table:table-cell>
              <table:table-cell office:value-type="float" office:value="423.14">
                <text:p>4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56.036">
                <text:p>3156.036</text:p>
              </table:table-cell>
              <table:table-cell office:value-type="float" office:value="418.14">
                <text:p>4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64.349">
                <text:p>3164.349</text:p>
              </table:table-cell>
              <table:table-cell office:value-type="float" office:value="413.14">
                <text:p>4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72.561">
                <text:p>3172.561</text:p>
              </table:table-cell>
              <table:table-cell office:value-type="float" office:value="408.14">
                <text:p>4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0.674">
                <text:p>3180.674</text:p>
              </table:table-cell>
              <table:table-cell office:value-type="float" office:value="403.14">
                <text:p>4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8.687">
                <text:p>3188.687</text:p>
              </table:table-cell>
              <table:table-cell office:value-type="float" office:value="398.14">
                <text:p>3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6.6">
                <text:p>3196.6</text:p>
              </table:table-cell>
              <table:table-cell office:value-type="float" office:value="393.14">
                <text:p>3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4.413">
                <text:p>3204.413</text:p>
              </table:table-cell>
              <table:table-cell office:value-type="float" office:value="388.14">
                <text:p>3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2.125">
                <text:p>3212.125</text:p>
              </table:table-cell>
              <table:table-cell office:value-type="float" office:value="383.14">
                <text:p>3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9.738">
                <text:p>3219.738</text:p>
              </table:table-cell>
              <table:table-cell office:value-type="float" office:value="378.14">
                <text:p>3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7.251">
                <text:p>3227.251</text:p>
              </table:table-cell>
              <table:table-cell office:value-type="float" office:value="373.14">
                <text:p>3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4.664">
                <text:p>3234.664</text:p>
              </table:table-cell>
              <table:table-cell office:value-type="float" office:value="368.14">
                <text:p>3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1.977">
                <text:p>3241.977</text:p>
              </table:table-cell>
              <table:table-cell office:value-type="float" office:value="363.14">
                <text:p>3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9.189">
                <text:p>3249.189</text:p>
              </table:table-cell>
              <table:table-cell office:value-type="float" office:value="358.14">
                <text:p>3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6.302">
                <text:p>3256.302</text:p>
              </table:table-cell>
              <table:table-cell office:value-type="float" office:value="353.14">
                <text:p>3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3.315">
                <text:p>3263.315</text:p>
              </table:table-cell>
              <table:table-cell office:value-type="float" office:value="348.14">
                <text:p>3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0.228">
                <text:p>3270.228</text:p>
              </table:table-cell>
              <table:table-cell office:value-type="float" office:value="343.14">
                <text:p>3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7.041">
                <text:p>3277.041</text:p>
              </table:table-cell>
              <table:table-cell office:value-type="float" office:value="338.14">
                <text:p>3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3.753">
                <text:p>3283.753</text:p>
              </table:table-cell>
              <table:table-cell office:value-type="float" office:value="333.14">
                <text:p>3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.366">
                <text:p>3290.366</text:p>
              </table:table-cell>
              <table:table-cell office:value-type="float" office:value="328.14">
                <text:p>3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6.879">
                <text:p>3296.879</text:p>
              </table:table-cell>
              <table:table-cell office:value-type="float" office:value="323.14">
                <text:p>3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3.292">
                <text:p>3303.292</text:p>
              </table:table-cell>
              <table:table-cell office:value-type="float" office:value="318.14">
                <text:p>3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9.605">
                <text:p>3309.605</text:p>
              </table:table-cell>
              <table:table-cell office:value-type="float" office:value="313.14">
                <text:p>3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5.817">
                <text:p>3315.817</text:p>
              </table:table-cell>
              <table:table-cell office:value-type="float" office:value="308.14">
                <text:p>3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1.93">
                <text:p>3321.93</text:p>
              </table:table-cell>
              <table:table-cell office:value-type="float" office:value="303.14">
                <text:p>3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7.943">
                <text:p>3327.943</text:p>
              </table:table-cell>
              <table:table-cell office:value-type="float" office:value="298.14">
                <text:p>2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3.856">
                <text:p>3333.856</text:p>
              </table:table-cell>
              <table:table-cell office:value-type="float" office:value="293.14">
                <text:p>2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39.669">
                <text:p>3339.669</text:p>
              </table:table-cell>
              <table:table-cell office:value-type="float" office:value="288.14">
                <text:p>2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45.381">
                <text:p>3345.381</text:p>
              </table:table-cell>
              <table:table-cell office:value-type="float" office:value="283.14">
                <text:p>2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50.994">
                <text:p>3350.994</text:p>
              </table:table-cell>
              <table:table-cell office:value-type="float" office:value="278.14">
                <text:p>2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56.507">
                <text:p>3356.507</text:p>
              </table:table-cell>
              <table:table-cell office:value-type="float" office:value="273.14">
                <text:p>2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61.92">
                <text:p>3361.92</text:p>
              </table:table-cell>
              <table:table-cell office:value-type="float" office:value="268.14">
                <text:p>2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67.233">
                <text:p>3367.233</text:p>
              </table:table-cell>
              <table:table-cell office:value-type="float" office:value="263.14">
                <text:p>2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72.445">
                <text:p>3372.445</text:p>
              </table:table-cell>
              <table:table-cell office:value-type="float" office:value="258.14">
                <text:p>2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7.558">
                <text:p>3377.558</text:p>
              </table:table-cell>
              <table:table-cell office:value-type="float" office:value="253.14">
                <text:p>2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82.571">
                <text:p>3382.571</text:p>
              </table:table-cell>
              <table:table-cell office:value-type="float" office:value="248.14">
                <text:p>2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87.484">
                <text:p>3387.484</text:p>
              </table:table-cell>
              <table:table-cell office:value-type="float" office:value="243.14">
                <text:p>2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92.297">
                <text:p>3392.297</text:p>
              </table:table-cell>
              <table:table-cell office:value-type="float" office:value="238.14">
                <text:p>2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97.009">
                <text:p>3397.009</text:p>
              </table:table-cell>
              <table:table-cell office:value-type="float" office:value="233.14">
                <text:p>2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01.622">
                <text:p>3401.622</text:p>
              </table:table-cell>
              <table:table-cell office:value-type="float" office:value="228.14">
                <text:p>2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06.135">
                <text:p>3406.135</text:p>
              </table:table-cell>
              <table:table-cell office:value-type="float" office:value="223.14">
                <text:p>2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0.548">
                <text:p>3410.548</text:p>
              </table:table-cell>
              <table:table-cell office:value-type="float" office:value="218.14">
                <text:p>2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14.861">
                <text:p>3414.861</text:p>
              </table:table-cell>
              <table:table-cell office:value-type="float" office:value="213.14">
                <text:p>2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19.073">
                <text:p>3419.073</text:p>
              </table:table-cell>
              <table:table-cell office:value-type="float" office:value="208.14">
                <text:p>2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23.186">
                <text:p>3423.186</text:p>
              </table:table-cell>
              <table:table-cell office:value-type="float" office:value="203.14">
                <text:p>2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27.199">
                <text:p>3427.199</text:p>
              </table:table-cell>
              <table:table-cell office:value-type="float" office:value="198.14">
                <text:p>1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31.112">
                <text:p>3431.112</text:p>
              </table:table-cell>
              <table:table-cell office:value-type="float" office:value="193.14">
                <text:p>1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4.925">
                <text:p>3434.925</text:p>
              </table:table-cell>
              <table:table-cell office:value-type="float" office:value="188.14">
                <text:p>1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8.637">
                <text:p>3438.637</text:p>
              </table:table-cell>
              <table:table-cell office:value-type="float" office:value="183.14">
                <text:p>1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42.25">
                <text:p>3442.25</text:p>
              </table:table-cell>
              <table:table-cell office:value-type="float" office:value="178.14">
                <text:p>1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45.763">
                <text:p>3445.763</text:p>
              </table:table-cell>
              <table:table-cell office:value-type="float" office:value="173.14">
                <text:p>1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49.176">
                <text:p>3449.176</text:p>
              </table:table-cell>
              <table:table-cell office:value-type="float" office:value="168.14">
                <text:p>1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52.489">
                <text:p>3452.489</text:p>
              </table:table-cell>
              <table:table-cell office:value-type="float" office:value="163.14">
                <text:p>1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55.701">
                <text:p>3455.701</text:p>
              </table:table-cell>
              <table:table-cell office:value-type="float" office:value="158.14">
                <text:p>1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58.814">
                <text:p>3458.814</text:p>
              </table:table-cell>
              <table:table-cell office:value-type="float" office:value="153.14">
                <text:p>1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61.827">
                <text:p>3461.827</text:p>
              </table:table-cell>
              <table:table-cell office:value-type="float" office:value="148.14">
                <text:p>1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64.74">
                <text:p>3464.74</text:p>
              </table:table-cell>
              <table:table-cell office:value-type="float" office:value="143.14">
                <text:p>1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67.553">
                <text:p>3467.553</text:p>
              </table:table-cell>
              <table:table-cell office:value-type="float" office:value="138.14">
                <text:p>1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0.265">
                <text:p>3470.265</text:p>
              </table:table-cell>
              <table:table-cell office:value-type="float" office:value="133.14">
                <text:p>1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72.878">
                <text:p>3472.878</text:p>
              </table:table-cell>
              <table:table-cell office:value-type="float" office:value="128.14">
                <text:p>1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75.391">
                <text:p>3475.391</text:p>
              </table:table-cell>
              <table:table-cell office:value-type="float" office:value="123.14">
                <text:p>1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77.804">
                <text:p>3477.804</text:p>
              </table:table-cell>
              <table:table-cell office:value-type="float" office:value="118.14">
                <text:p>1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80.117">
                <text:p>3480.117</text:p>
              </table:table-cell>
              <table:table-cell office:value-type="float" office:value="113.14">
                <text:p>1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2.329">
                <text:p>3482.329</text:p>
              </table:table-cell>
              <table:table-cell office:value-type="float" office:value="108.14">
                <text:p>1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84.442">
                <text:p>3484.442</text:p>
              </table:table-cell>
              <table:table-cell office:value-type="float" office:value="103.14">
                <text:p>1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86.455">
                <text:p>3486.455</text:p>
              </table:table-cell>
              <table:table-cell office:value-type="float" office:value="98.14">
                <text:p>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88.368">
                <text:p>3488.368</text:p>
              </table:table-cell>
              <table:table-cell office:value-type="float" office:value="93.14">
                <text:p>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90.181">
                <text:p>3490.181</text:p>
              </table:table-cell>
              <table:table-cell office:value-type="float" office:value="88.14">
                <text:p>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91.893">
                <text:p>3491.893</text:p>
              </table:table-cell>
              <table:table-cell office:value-type="float" office:value="83.14">
                <text:p>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93.506">
                <text:p>3493.506</text:p>
              </table:table-cell>
              <table:table-cell office:value-type="float" office:value="78.14">
                <text:p>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5.019">
                <text:p>3495.019</text:p>
              </table:table-cell>
              <table:table-cell office:value-type="float" office:value="73.14">
                <text:p>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96.433">
                <text:p>3496.433</text:p>
              </table:table-cell>
              <table:table-cell office:value-type="float" office:value="68.22">
                <text:p>68.22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97.749">
                <text:p>3497.749</text:p>
              </table:table-cell>
              <table:table-cell office:value-type="float" office:value="63.46">
                <text:p>63.46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98.973">
                <text:p>3498.973</text:p>
              </table:table-cell>
              <table:table-cell office:value-type="float" office:value="58.86">
                <text:p>58.86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00.105">
                <text:p>3500.105</text:p>
              </table:table-cell>
              <table:table-cell office:value-type="float" office:value="54.42">
                <text:p>54.42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01.151">
                <text:p>3501.151</text:p>
              </table:table-cell>
              <table:table-cell office:value-type="float" office:value="50.14">
                <text:p>50.14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02.113">
                <text:p>3502.113</text:p>
              </table:table-cell>
              <table:table-cell office:value-type="float" office:value="46.02">
                <text:p>46.02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02.993">
                <text:p>3502.993</text:p>
              </table:table-cell>
              <table:table-cell office:value-type="float" office:value="42.06">
                <text:p>42.06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03.797">
                <text:p>3503.797</text:p>
              </table:table-cell>
              <table:table-cell office:value-type="float" office:value="38.26">
                <text:p>38.26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04.525">
                <text:p>3504.525</text:p>
              </table:table-cell>
              <table:table-cell office:value-type="float" office:value="34.62">
                <text:p>34.62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05.183">
                <text:p>3505.183</text:p>
              </table:table-cell>
              <table:table-cell office:value-type="float" office:value="31.14">
                <text:p>31.14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05.773">
                <text:p>3505.773</text:p>
              </table:table-cell>
              <table:table-cell office:value-type="float" office:value="27.82">
                <text:p>27.82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06.297">
                <text:p>3506.297</text:p>
              </table:table-cell>
              <table:table-cell office:value-type="float" office:value="24.66">
                <text:p>24.66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06.761">
                <text:p>3506.761</text:p>
              </table:table-cell>
              <table:table-cell office:value-type="float" office:value="21.66">
                <text:p>21.66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07.165">
                <text:p>3507.165</text:p>
              </table:table-cell>
              <table:table-cell office:value-type="float" office:value="18.82">
                <text:p>18.82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07.515">
                <text:p>3507.515</text:p>
              </table:table-cell>
              <table:table-cell office:value-type="float" office:value="16.14">
                <text:p>16.14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07.813">
                <text:p>3507.813</text:p>
              </table:table-cell>
              <table:table-cell office:value-type="float" office:value="13.62">
                <text:p>13.62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08.061">
                <text:p>3508.061</text:p>
              </table:table-cell>
              <table:table-cell office:value-type="float" office:value="11.26">
                <text:p>11.26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08.265">
                <text:p>3508.265</text:p>
              </table:table-cell>
              <table:table-cell office:value-type="float" office:value="9.06">
                <text:p>9.06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08.425">
                <text:p>3508.425</text:p>
              </table:table-cell>
              <table:table-cell office:value-type="float" office:value="7.02">
                <text:p>7.02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08.547">
                <text:p>3508.547</text:p>
              </table:table-cell>
              <table:table-cell office:value-type="float" office:value="5.14">
                <text:p>5.14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08.633">
                <text:p>3508.633</text:p>
              </table:table-cell>
              <table:table-cell office:value-type="float" office:value="3.42">
                <text:p>3.42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08.685">
                <text:p>3508.685</text:p>
              </table:table-cell>
              <table:table-cell office:value-type="float" office:value="1.86">
                <text:p>1.86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8.709">
                <text:p>3508.709</text:p>
              </table:table-cell>
              <table:table-cell office:value-type="float" office:value="0.46">
                <text:p>0.46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08.705">
                <text:p>3508.705</text:p>
              </table:table-cell>
              <table:table-cell office:value-type="float" office:value="-0.78">
                <text:p>-0.78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08.679">
                <text:p>3508.679</text:p>
              </table:table-cell>
              <table:table-cell office:value-type="float" office:value="-1.86">
                <text:p>-1.86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08.633">
                <text:p>3508.633</text:p>
              </table:table-cell>
              <table:table-cell office:value-type="float" office:value="-2.78">
                <text:p>-2.78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08.569">
                <text:p>3508.569</text:p>
              </table:table-cell>
              <table:table-cell office:value-type="float" office:value="-3.54">
                <text:p>-3.54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08.493">
                <text:p>3508.493</text:p>
              </table:table-cell>
              <table:table-cell office:value-type="float" office:value="-4.14">
                <text:p>-4.14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08.405">
                <text:p>3508.405</text:p>
              </table:table-cell>
              <table:table-cell office:value-type="float" office:value="-4.58">
                <text:p>-4.58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08.311">
                <text:p>3508.311</text:p>
              </table:table-cell>
              <table:table-cell office:value-type="float" office:value="-4.86">
                <text:p>-4.86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08.213">
                <text:p>3508.213</text:p>
              </table:table-cell>
              <table:table-cell office:value-type="float" office:value="-4.98">
                <text:p>-4.98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